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var(--bs-font-monospace)" svg:font-family="var(--bs-font-monospace)" style:font-family-generic="roman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ListParagraph" style:list-style-name="LFO1" style:family="paragraph">
      <style:paragraph-properties fo:margin-bottom="0in" fo:line-height="100%" fo:background-color="#E5E5E5"/>
    </style:style>
    <style:style style:name="T5" style:parent-style-name="DefaultParagraphFont" style:family="text">
      <style:text-properties style:font-name="var(--bs-font-monospace)" style:font-name-asian="Times New Roman" style:font-name-complex="Courier New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NL"/>
    </style:style>
    <style:style style:name="T6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7" style:parent-style-name="DefaultParagraphFont" style:family="text">
      <style:text-properties style:font-name="var(--bs-font-monospace)" style:font-name-asian="Times New Roman" style:font-name-complex="Courier New" fo:color="#FF00FF" style:letter-kerning="false" fo:font-size="10pt" style:font-size-asian="10pt" style:font-size-complex="10pt" style:language-asian="en" style:country-asian="NL"/>
    </style:style>
    <style:style style:name="T8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9" style:parent-style-name="DefaultParagraphFont" style:family="text">
      <style:text-properties style:font-name="var(--bs-font-monospace)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10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1" style:parent-style-name="DefaultParagraphFont" style:family="text">
      <style:text-properties style:font-name="var(--bs-font-monospace)" style:font-name-asian="Times New Roman" style:font-name-complex="Courier New" fo:color="#0055AA" style:letter-kerning="false" fo:font-size="10pt" style:font-size-asian="10pt" style:font-size-complex="10pt" style:language-asian="en" style:country-asian="NL"/>
    </style:style>
    <style:style style:name="T12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3" style:parent-style-name="DefaultParagraphFont" style:family="text">
      <style:text-properties style:font-name="var(--bs-font-monospace)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14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5" style:parent-style-name="DefaultParagraphFont" style:family="text">
      <style:text-properties style:font-name="var(--bs-font-monospace)" style:font-name-asian="Times New Roman" style:font-name-complex="Courier New" fo:color="#FF00FF" style:letter-kerning="false" fo:font-size="10pt" style:font-size-asian="10pt" style:font-size-complex="10pt" style:language-asian="en" style:country-asian="NL"/>
    </style:style>
    <style:style style:name="T16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7" style:parent-style-name="DefaultParagraphFont" style:family="text">
      <style:text-properties style:font-name="var(--bs-font-monospace)" style:font-name-asian="Times New Roman" style:font-name-complex="Courier New" fo:color="#116644" style:letter-kerning="false" fo:font-size="10pt" style:font-size-asian="10pt" style:font-size-complex="10pt" style:language-asian="en" style:country-asian="NL"/>
    </style:style>
    <style:style style:name="T18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P19" style:parent-style-name="Normal" style:family="paragraph">
      <style:text-properties fo:language="en" fo:country="US"/>
    </style:style>
    <style:style style:name="P20" style:parent-style-name="ListParagraph" style:list-style-name="LFO1" style:family="paragraph"/>
    <style:style style:name="T21" style:parent-style-name="Hyperlink" style:family="text">
      <style:text-properties style:font-name="Courier New" style:font-name-complex="Courier New" fo:font-size="10pt" style:font-size-asian="10pt" style:font-size-complex="10pt" fo:background-color="#E5E5E5" style:text-underline-type="none"/>
    </style:style>
    <style:style style:name="T22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3" style:parent-style-name="cm-operator" style:family="text">
      <style:text-properties style:font-name="Courier New" style:font-name-complex="Courier New" fo:color="#FF00FF" fo:font-size="10pt" style:font-size-asian="10pt" style:font-size-complex="10pt" fo:background-color="#E5E5E5"/>
    </style:style>
    <style:style style:name="T24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5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26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7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28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9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30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31" style:parent-style-name="cm-operator" style:family="text">
      <style:text-properties style:font-name="Courier New" style:font-name-complex="Courier New" fo:color="#FF00FF" fo:font-size="10pt" style:font-size-asian="10pt" style:font-size-complex="10pt" fo:background-color="#E5E5E5"/>
    </style:style>
    <style:style style:name="T32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33" style:parent-style-name="cm-bracket" style:family="text">
      <style:text-properties style:font-name="Courier New" style:font-name-complex="Courier New" fo:color="#999977" fo:font-size="10pt" style:font-size-asian="10pt" style:font-size-complex="10pt" fo:background-color="#E5E5E5"/>
    </style:style>
    <style:style style:name="T34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35" style:parent-style-name="Hyperlink" style:family="text">
      <style:text-properties style:font-name="Courier New" style:font-name-complex="Courier New" fo:font-size="10pt" style:font-size-asian="10pt" style:font-size-complex="10pt" fo:background-color="#E5E5E5" style:text-underline-type="none"/>
    </style:style>
    <style:style style:name="T36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37" style:parent-style-name="Hyperlink" style:family="text">
      <style:text-properties style:font-name="Courier New" style:font-name-complex="Courier New" fo:font-size="10pt" style:font-size-asian="10pt" style:font-size-complex="10pt" fo:background-color="#E5E5E5" style:text-underline-type="none"/>
    </style:style>
    <style:style style:name="T38" style:parent-style-name="cm-bracket" style:family="text">
      <style:text-properties style:font-name="Courier New" style:font-name-complex="Courier New" fo:color="#999977" fo:font-size="10pt" style:font-size-asian="10pt" style:font-size-complex="10pt" fo:background-color="#E5E5E5"/>
    </style:style>
    <style:style style:name="T39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40" style:parent-style-name="cm-bracket" style:family="text">
      <style:text-properties style:font-name="Courier New" style:font-name-complex="Courier New" fo:color="#999977" fo:font-size="10pt" style:font-size-asian="10pt" style:font-size-complex="10pt" fo:background-color="#E5E5E5"/>
    </style:style>
    <style:style style:name="T41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42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43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44" style:parent-style-name="cm-bracket" style:family="text">
      <style:text-properties style:font-name="Courier New" style:font-name-complex="Courier New" fo:color="#999977" fo:font-size="10pt" style:font-size-asian="10pt" style:font-size-complex="10pt" fo:background-color="#E5E5E5"/>
    </style:style>
    <style:style style:name="T45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P46" style:parent-style-name="Normal" style:family="paragraph">
      <style:text-properties fo:language="en" fo:country="US"/>
    </style:style>
    <style:style style:name="P47" style:parent-style-name="ListParagraph" style:list-style-name="LFO1" style:family="paragraph">
      <style:paragraph-properties fo:margin-bottom="0in" fo:line-height="100%" fo:background-color="#E5E5E5"/>
    </style:style>
    <style:style style:name="T48" style:parent-style-name="DefaultParagraphFont" style:family="text">
      <style:text-properties style:font-name="var(--bs-font-monospace)" style:font-name-asian="Times New Roman" style:font-name-complex="Courier New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NL"/>
    </style:style>
    <style:style style:name="T49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50" style:parent-style-name="DefaultParagraphFont" style:family="text">
      <style:text-properties style:font-name="var(--bs-font-monospace)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51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52" style:parent-style-name="DefaultParagraphFont" style:family="text">
      <style:text-properties style:font-name="var(--bs-font-monospace)" style:font-name-asian="Times New Roman" style:font-name-complex="Courier New" fo:color="#0055AA" style:letter-kerning="false" fo:font-size="10pt" style:font-size-asian="10pt" style:font-size-complex="10pt" style:language-asian="en" style:country-asian="NL"/>
    </style:style>
    <style:style style:name="T53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54" style:parent-style-name="DefaultParagraphFont" style:family="text">
      <style:text-properties style:font-name="var(--bs-font-monospace)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55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56" style:parent-style-name="DefaultParagraphFont" style:family="text">
      <style:text-properties style:font-name="var(--bs-font-monospace)" style:font-name-asian="Times New Roman" style:font-name-complex="Courier New" fo:color="#FF00FF" style:letter-kerning="false" fo:font-size="10pt" style:font-size-asian="10pt" style:font-size-complex="10pt" style:language-asian="en" style:country-asian="NL"/>
    </style:style>
    <style:style style:name="T57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58" style:parent-style-name="DefaultParagraphFont" style:family="text">
      <style:text-properties style:font-name="var(--bs-font-monospace)" style:font-name-asian="Times New Roman" style:font-name-complex="Courier New" fo:color="#116644" style:letter-kerning="false" fo:font-size="10pt" style:font-size-asian="10pt" style:font-size-complex="10pt" style:language-asian="en" style:country-asian="NL"/>
    </style:style>
    <style:style style:name="T59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P60" style:parent-style-name="Normal" style:family="paragraph">
      <style:text-properties fo:language="en" fo:country="US"/>
    </style:style>
    <style:style style:name="P61" style:parent-style-name="ListParagraph" style:list-style-name="LFO1" style:family="paragraph">
      <style:text-properties fo:language="en" fo:country="US"/>
    </style:style>
    <style:style style:name="P62" style:parent-style-name="Normal" style:family="paragraph">
      <style:text-properties fo:language="en" fo:country="US"/>
    </style:style>
    <style:style style:name="P63" style:parent-style-name="ListParagraph" style:list-style-name="LFO1" style:family="paragraph"/>
    <style:style style:name="T64" style:parent-style-name="Hyperlink" style:family="text">
      <style:text-properties style:font-name="Courier New" style:font-name-complex="Courier New" fo:font-size="10pt" style:font-size-asian="10pt" style:font-size-complex="10pt" fo:background-color="#E5E5E5" style:text-underline-type="none"/>
    </style:style>
    <style:style style:name="T65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6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7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8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9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0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71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2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73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4" style:parent-style-name="cm-operator" style:family="text">
      <style:text-properties style:font-name="Courier New" style:font-name-complex="Courier New" fo:color="#FF00FF" fo:font-size="10pt" style:font-size-asian="10pt" style:font-size-complex="10pt" fo:background-color="#E5E5E5"/>
    </style:style>
    <style:style style:name="T75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6" style:parent-style-name="cm-bracket" style:family="text">
      <style:text-properties style:font-name="Courier New" style:font-name-complex="Courier New" fo:color="#999977" fo:font-size="10pt" style:font-size-asian="10pt" style:font-size-complex="10pt" fo:background-color="#E5E5E5"/>
    </style:style>
    <style:style style:name="T77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8" style:parent-style-name="Hyperlink" style:family="text">
      <style:text-properties style:font-name="Courier New" style:font-name-complex="Courier New" fo:font-size="10pt" style:font-size-asian="10pt" style:font-size-complex="10pt" fo:background-color="#E5E5E5" style:text-underline-type="none"/>
    </style:style>
    <style:style style:name="T79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80" style:parent-style-name="Hyperlink" style:family="text">
      <style:text-properties style:font-name="Courier New" style:font-name-complex="Courier New" fo:font-size="10pt" style:font-size-asian="10pt" style:font-size-complex="10pt" fo:background-color="#E5E5E5" style:text-underline-type="none"/>
    </style:style>
    <style:style style:name="T81" style:parent-style-name="cm-bracket" style:family="text">
      <style:text-properties style:font-name="Courier New" style:font-name-complex="Courier New" fo:color="#999977" fo:font-size="10pt" style:font-size-asian="10pt" style:font-size-complex="10pt" fo:background-color="#E5E5E5"/>
    </style:style>
    <style:style style:name="T82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83" style:parent-style-name="cm-bracket" style:family="text">
      <style:text-properties style:font-name="Courier New" style:font-name-complex="Courier New" fo:color="#999977" fo:font-size="10pt" style:font-size-asian="10pt" style:font-size-complex="10pt" fo:background-color="#E5E5E5"/>
    </style:style>
    <style:style style:name="T84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85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86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87" style:parent-style-name="cm-bracket" style:family="text">
      <style:text-properties style:font-name="Courier New" style:font-name-complex="Courier New" fo:color="#999977" fo:font-size="10pt" style:font-size-asian="10pt" style:font-size-complex="10pt" fo:background-color="#E5E5E5"/>
    </style:style>
    <style:style style:name="T88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P89" style:parent-style-name="Normal" style:family="paragraph">
      <style:text-properties fo:language="en" fo:country="US"/>
    </style:style>
    <style:style style:name="P90" style:parent-style-name="ListParagraph" style:list-style-name="LFO1" style:family="paragraph"/>
    <style:style style:name="T91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Sql deel 11</text:p>
      <text:p text:style-name="P2"/>
      <text:p text:style-name="P3">Bier47</text:p>
      <text:list text:style-name="LFO1" text:continue-numbering="true">
        <text:list-item>
          <text:p text:style-name="P4"><text:a xlink:href="http://localhost/phpmyadmin/url.php?url=https://dev.mysql.com/doc/refman/8.0/en/select.html" office:target-frame-name="mysql_doc" xlink:show="replace"><text:span text:style-name="T5">SELECT</text:span></text:a><text:span text:style-name="T6"> </text:span><text:span text:style-name="T7">*</text:span><text:span text:style-name="T8"> </text:span><text:span text:style-name="T9">FROM</text:span><text:span text:style-name="T10"> </text:span><text:span text:style-name="T11">`kroeg`</text:span><text:span text:style-name="T12"> </text:span><text:span text:style-name="T13">WHERE</text:span><text:span text:style-name="T14"> kroegcode </text:span><text:span text:style-name="T15">=</text:span><text:span text:style-name="T16"> </text:span><text:span text:style-name="T17">191</text:span><text:span text:style-name="T18">;</text:span></text:p>
        </text:list-item>
      </text:list>
      <text:p text:style-name="P19">Bier48</text:p>
      <text:list text:style-name="LFO1" text:continue-numbering="true">
        <text:list-item>
          <text:p text:style-name="P20"><text:a xlink:href="http://localhost/phpmyadmin/url.php?url=https://dev.mysql.com/doc/refman/8.0/en/select.html" office:target-frame-name="mysql_doc" xlink:show="replace"><text:span text:style-name="T21">SELECT</text:span></text:a><text:span text:style-name="T22"> </text:span><text:span text:style-name="T23">*</text:span><text:span text:style-name="T24"> </text:span><text:span text:style-name="T25">FROM</text:span><text:span text:style-name="T26"> </text:span><text:span text:style-name="T27">`bier`</text:span><text:span text:style-name="T28"> </text:span><text:span text:style-name="T29">WHERE</text:span><text:span text:style-name="T30"> alcohol </text:span><text:span text:style-name="T31">=</text:span><text:span text:style-name="T32"> </text:span><text:span text:style-name="T33">(</text:span><text:span text:style-name="T34"> </text:span><text:a xlink:href="http://localhost/phpmyadmin/url.php?url=https://dev.mysql.com/doc/refman/8.0/en/select.html" office:target-frame-name="mysql_doc" xlink:show="replace"><text:span text:style-name="T35">SELECT</text:span></text:a><text:span text:style-name="T36"> </text:span><text:a xlink:href="http://localhost/phpmyadmin/url.php?url=https://dev.mysql.com/doc/refman/8.0/en/aggregate-functions.html%23function_min" office:target-frame-name="mysql_doc" xlink:show="replace"><text:span text:style-name="T37">MIN</text:span></text:a><text:span text:style-name="T38">(</text:span><text:span text:style-name="T39">alcohol</text:span><text:span text:style-name="T40">)</text:span><text:span text:style-name="T41"> </text:span><text:span text:style-name="T42">FROM</text:span><text:span text:style-name="T43"> bier</text:span><text:span text:style-name="T44">)</text:span><text:span text:style-name="T45">;</text:span></text:p>
        </text:list-item>
      </text:list>
      <text:p text:style-name="P46">3dp43</text:p>
      <text:list text:style-name="LFO1" text:continue-numbering="true">
        <text:list-item>
          <text:p text:style-name="P47"><text:a xlink:href="http://localhost/phpmyadmin/url.php?url=https://dev.mysql.com/doc/refman/8.0/en/select.html" office:target-frame-name="mysql_doc" xlink:show="replace"><text:span text:style-name="T48">SELECT</text:span></text:a><text:span text:style-name="T49"> idklant, naam, plaats </text:span><text:span text:style-name="T50">FROM</text:span><text:span text:style-name="T51"> </text:span><text:span text:style-name="T52">`klant`</text:span><text:span text:style-name="T53"> </text:span><text:span text:style-name="T54">WHERE</text:span><text:span text:style-name="T55"> idklant </text:span><text:span text:style-name="T56">=</text:span><text:span text:style-name="T57"> </text:span><text:span text:style-name="T58">9</text:span><text:span text:style-name="T59">;</text:span></text:p>
        </text:list-item>
      </text:list>
      <text:p text:style-name="P60">3dp44</text:p>
      <text:list text:style-name="LFO1" text:continue-numbering="true">
        <text:list-item>
          <text:p text:style-name="P61">?</text:p>
        </text:list-item>
      </text:list>
      <text:p text:style-name="P62">3dp45</text:p>
      <text:list text:style-name="LFO1" text:continue-numbering="true">
        <text:list-item>
          <text:p text:style-name="P63"><text:a xlink:href="http://localhost/phpmyadmin/url.php?url=https://dev.mysql.com/doc/refman/8.0/en/select.html" office:target-frame-name="mysql_doc" xlink:show="replace"><text:span text:style-name="T64">SELECT</text:span></text:a><text:span text:style-name="T65"> filmnaam</text:span><text:span text:style-name="T66">,</text:span><text:span text:style-name="T67"> genreid</text:span><text:span text:style-name="T68">,</text:span><text:span text:style-name="T69"> duur </text:span><text:span text:style-name="T70">FROM</text:span><text:span text:style-name="T71"> film </text:span><text:span text:style-name="T72">WHERE</text:span><text:span text:style-name="T73"> duur </text:span><text:span text:style-name="T74">=</text:span><text:span text:style-name="T75"> </text:span><text:span text:style-name="T76">(</text:span><text:span text:style-name="T77"> </text:span><text:a xlink:href="http://localhost/phpmyadmin/url.php?url=https://dev.mysql.com/doc/refman/8.0/en/select.html" office:target-frame-name="mysql_doc" xlink:show="replace"><text:span text:style-name="T78">SELECT</text:span></text:a><text:span text:style-name="T79"> </text:span><text:a xlink:href="http://localhost/phpmyadmin/url.php?url=https://dev.mysql.com/doc/refman/8.0/en/aggregate-functions.html%23function_max" office:target-frame-name="mysql_doc" xlink:show="replace"><text:span text:style-name="T80">MAX</text:span></text:a><text:span text:style-name="T81">(</text:span><text:span text:style-name="T82">duur</text:span><text:span text:style-name="T83">)</text:span><text:span text:style-name="T84"> </text:span><text:span text:style-name="T85">FROM</text:span><text:span text:style-name="T86"> film</text:span><text:span text:style-name="T87">)</text:span><text:span text:style-name="T88">;</text:span></text:p>
        </text:list-item>
      </text:list>
      <text:p text:style-name="P89">3dp46</text:p>
      <text:list text:style-name="LFO1" text:continue-numbering="true">
        <text:list-item>
          <text:p text:style-name="P90"><text:span text:style-name="T91">?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var(--bs-font-monospace)" svg:font-family="var(--bs-font-monospace)" style:font-family-generic="roman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N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cm-keyword" style:display-name="cm-keyword" style:family="text" style:parent-style-name="DefaultParagraphFon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cm-operator" style:display-name="cm-operator" style:family="text" style:parent-style-name="DefaultParagraphFont"/>
    <style:style style:name="cm-variable-2" style:display-name="cm-variable-2" style:family="text" style:parent-style-name="DefaultParagraphFont"/>
    <style:style style:name="cm-number" style:display-name="cm-number" style:family="text" style:parent-style-name="DefaultParagraphFont"/>
    <style:style style:name="cm-punctuation" style:display-name="cm-punctuation" style:family="text" style:parent-style-name="DefaultParagraphFont"/>
    <style:style style:name="cm-bracket" style:display-name="cm-bracket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ames de Beer</meta:initial-creator>
    <dc:creator>James de Beer</dc:creator>
    <meta:creation-date>2024-01-24T10:46:00Z</meta:creation-date>
    <dc:date>2024-01-24T11:05:00Z</dc:date>
    <meta:template xlink:href="Normal" xlink:type="simple"/>
    <meta:editing-cycles>1</meta:editing-cycles>
    <meta:editing-duration>PT1080S</meta:editing-duration>
    <meta:document-statistic meta:page-count="1" meta:paragraph-count="2" meta:word-count="201" meta:character-count="1347" meta:row-count="9" meta:non-whitespace-character-count="1148"/>
  </office:meta>
</office:document-meta>
</file>